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76cm"/>
      <style:text-properties fo:color="#3c4043" style:font-name="Roboto Mono" fo:font-size="9.75pt" fo:font-weight="normal" fo:background-color="#fffffe"/>
    </style:style>
    <style:style style:name="P2" style:family="paragraph" style:parent-style-name="Standard">
      <style:paragraph-properties style:line-height-at-least="0.476cm"/>
      <style:text-properties fo:color="#5f6368" style:font-name="Roboto Mono" fo:font-size="9.75pt" fo:font-weight="normal" fo:background-color="#fffffe"/>
    </style:style>
    <style:style style:name="P3" style:family="paragraph" style:parent-style-name="Standard">
      <style:paragraph-properties style:line-height-at-least="0.476cm"/>
      <style:text-properties fo:color="#b31412" style:font-name="Roboto Mono" fo:font-size="9.75pt" fo:font-weight="normal" fo:background-color="#fffffe"/>
    </style:style>
    <style:style style:name="P4" style:family="paragraph" style:parent-style-name="Standard">
      <style:paragraph-properties style:line-height-at-least="0.476cm"/>
    </style:style>
    <style:style style:name="P5" style:family="paragraph" style:parent-style-name="Standard">
      <style:paragraph-properties fo:margin-top="0cm" fo:margin-bottom="0.499cm" loext:contextual-spacing="false" style:line-height-at-least="0.476cm"/>
    </style:style>
    <style:style style:name="P6" style:family="paragraph" style:parent-style-name="Standard">
      <style:paragraph-properties fo:margin-top="0cm" fo:margin-bottom="0.499cm" loext:contextual-spacing="false" style:line-height-at-least="0.476cm"/>
      <style:text-properties fo:color="#3c4043" style:font-name="Roboto Mono" fo:font-size="9.75pt" fo:font-weight="normal" fo:background-color="#fffffe"/>
    </style:style>
    <style:style style:name="P7" style:family="paragraph" style:parent-style-name="Standard">
      <style:paragraph-properties fo:margin-top="0cm" fo:margin-bottom="0.499cm" loext:contextual-spacing="false" style:line-height-at-least="0.476cm"/>
      <style:text-properties fo:color="#3c4043" style:font-name="Roboto Mono" fo:font-size="9.75pt" fo:font-weight="normal" officeooo:paragraph-rsid="00096efb" fo:background-color="#fffffe"/>
    </style:style>
    <style:style style:name="P8" style:family="paragraph" style:parent-style-name="Standard">
      <style:paragraph-properties fo:margin-top="0cm" fo:margin-bottom="0.499cm" loext:contextual-spacing="false" style:line-height-at-least="0.476cm"/>
      <style:text-properties fo:color="#3c4043" style:font-name="Roboto Mono" fo:font-size="9.75pt" fo:font-weight="normal" officeooo:paragraph-rsid="000ca86e" fo:background-color="#fffffe"/>
    </style:style>
    <style:style style:name="P9" style:family="paragraph" style:parent-style-name="Standard">
      <style:paragraph-properties fo:margin-top="0cm" fo:margin-bottom="0.499cm" loext:contextual-spacing="false" style:line-height-at-least="0.476cm"/>
      <style:text-properties fo:color="#3c4043" style:font-name="Roboto Mono" fo:font-size="9.75pt" fo:font-weight="normal" officeooo:paragraph-rsid="000d28b0" fo:background-color="#fffffe"/>
    </style:style>
    <style:style style:name="T1" style:family="text">
      <style:text-properties fo:color="#185abc"/>
    </style:style>
    <style:style style:name="T2" style:family="text">
      <style:text-properties fo:color="#202124"/>
    </style:style>
    <style:style style:name="T3" style:family="text">
      <style:text-properties fo:color="#c92786"/>
    </style:style>
    <style:style style:name="T4" style:family="text">
      <style:text-properties fo:color="#098591"/>
    </style:style>
    <style:style style:name="T5" style:family="text">
      <style:text-properties fo:color="#5f6368"/>
    </style:style>
    <style:style style:name="T6" style:family="text">
      <style:text-properties fo:color="#b31412"/>
    </style:style>
    <style:style style:name="T7" style:family="text">
      <style:text-properties officeooo:rsid="000ca8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opt/lampp/phpmyadmin/libraries/certs/cacert.pem</text:p>
      <text:p text:style-name="Standard"/>
      <text:p text:style-name="Standard"/>
      <text:p text:style-name="Standard">/opt/lampp/etc/php.ini</text:p>
      <text:p text:style-name="Standard"/>
      <text:p text:style-name="Standard"/>
      <text:p text:style-name="Standard">csis-annualreport.in</text:p>
      <text:p text:style-name="Standard"/>
      <text:p text:style-name="Standard"/>
      <text:p text:style-name="Standard">apps.csis.bits-goa.ac.in</text:p>
      <text:p text:style-name="Standard"/>
      <text:p text:style-name="Standard"/>
      <text:p text:style-name="Standard">/opt/lampp/etc/xamp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// function sendEmails() {</text:p>
      <text:p text:style-name="P2">// var sheet = SpreadsheetApp.getActiveSheet();</text:p>
      <text:p text:style-name="P2">// var startRow = 2; // First row of data to process</text:p>
      <text:p text:style-name="P2">// var numRows = 2; // Number of rows to process</text:p>
      <text:p text:style-name="P2">// // Fetch the range of cells A2:B3</text:p>
      <text:p text:style-name="P2">// var dataRange = sheet.getRange(startRow, 1, numRows, 2);</text:p>
      <text:p text:style-name="P2">// // Fetch values for each row in the Range.</text:p>
      <text:p text:style-name="P2">// var data = dataRange.getValues();</text:p>
      <text:p text:style-name="P2">// for (var i in data) {</text:p>
      <text:p text:style-name="P2">// var row = data[i];</text:p>
      <text:p text:style-name="P2">// var emailAddress = row[0]; // First column</text:p>
      <text:p text:style-name="P2">// var message = row[1]; // Second column</text:p>
      <text:p text:style-name="P2">// var subject = 'Sending emails from a Spreadsheet';</text:p>
      <text:p text:style-name="P2">// MailApp.sendEmail(emailAddress, subject, message, {htmlBody: message,</text:p>
      <text:p text:style-name="P2">// cc: 'CSIS.office@goa.bits-pilani.ac.in',});</text:p>
      <text:p text:style-name="P2">// }</text:p>
      <text:p text:style-name="P2">// }</text:p>
      <text:p text:style-name="P5"/>
      <text:p text:style-name="P1"><text:span text:style-name="T1">function</text:span> <text:span text:style-name="T2">sendEmails</text:span>()</text:p>
      <text:p text:style-name="P1">{</text:p>
      <text:p text:style-name="P1"><text:span text:style-name="T1">var</text:span> <text:span text:style-name="T2">sheet</text:span> = <text:span text:style-name="T3">SpreadsheetApp</text:span>.<text:span text:style-name="T2">getActiveSheet</text:span>();</text:p>
      <text:p text:style-name="P1"><text:span text:style-name="T1">var</text:span> <text:span text:style-name="T2">startRow</text:span> = <text:span text:style-name="T4">2</text:span>; <text:span text:style-name="T5">// First row of data to process</text:span></text:p>
      <text:p text:style-name="P1"><text:span text:style-name="T1">var</text:span> <text:span text:style-name="T2">numRows</text:span> = <text:span text:style-name="T4">2</text:span>; <text:span text:style-name="T5">// Number of rows to process</text:span></text:p>
      <text:p text:style-name="P2">// Fetch the range of cells A2:B3</text:p>
      <text:p text:style-name="P1"><text:span text:style-name="T1">var</text:span> <text:span text:style-name="T2">dataRange</text:span> = <text:span text:style-name="T2">sheet</text:span>.<text:span text:style-name="T2">getRange</text:span>(<text:span text:style-name="T2">startRow</text:span>, <text:span text:style-name="T4">1</text:span>, <text:span text:style-name="T2">numRows</text:span>, <text:span text:style-name="T4">200</text:span>);</text:p>
      <text:p text:style-name="P1"><text:span text:style-name="T1">var</text:span> <text:span text:style-name="T2">data</text:span> = <text:span text:style-name="T2">dataRange</text:span>.<text:span text:style-name="T2">getValues</text:span>();</text:p>
      <text:p text:style-name="P4"/>
      <text:p text:style-name="P2">// Fetch values for each row in the Range.</text:p>
      <text:p text:style-name="P1"><text:span text:style-name="T1">for</text:span> (<text:span text:style-name="T1">var</text:span> <text:span text:style-name="T2">i</text:span> <text:span text:style-name="T1">in</text:span> <text:span text:style-name="T2">data</text:span>) {</text:p>
      <text:p text:style-name="P1"><text:span text:style-name="T1">var</text:span> <text:span text:style-name="T2">row</text:span> = <text:span text:style-name="T2">data</text:span>[<text:span text:style-name="T2">i</text:span>];</text:p>
      <text:p text:style-name="P1"><text:span text:style-name="T1">var</text:span> <text:span text:style-name="T2">greeting</text:span> = <text:span text:style-name="T6">'Dear '</text:span> + <text:span text:style-name="T2">row</text:span>[<text:span text:style-name="T4">1</text:span>] + <text:span text:style-name="T6">','</text:span>;</text:p>
      <text:p text:style-name="P4"/>
      <text:p text:style-name="P1"><text:span text:style-name="T1">var</text:span> <text:span text:style-name="T2">htmlmessage</text:span> = </text:p>
      <text:p text:style-name="P1"><text:span text:style-name="T6">'&lt;body&gt;'</text:span> + </text:p>
      <text:p text:style-name="P1"><text:span text:style-name="T6">'&lt;h4&gt;'</text:span> + <text:span text:style-name="T2">greeting</text:span> + <text:span text:style-name="T6">'&lt;/h4&gt;'</text:span> +</text:p>
      <text:p text:style-name="P1"><text:span text:style-name="T6">'&lt;p&gt; \n Your Research Practice Project Titled '</text:span> + <text:span text:style-name="T6">'"'</text:span> + <text:span text:style-name="T2">row</text:span>[<text:span text:style-name="T4">4</text:span>] + <text:span text:style-name="T6">'"'</text:span> + <text:span text:style-name="T6">' under the supervision of '</text:span> + <text:span text:style-name="T2">row</text:span>[<text:span text:style-name="T4">5</text:span>] + <text:span text:style-name="T6">' is approved.&lt;/p&gt;'</text:span> +</text:p>
      <text:p text:style-name="P1"><text:span text:style-name="T6">'&lt;p&gt; with regards,&lt;br&gt;Department of Computer Science &amp; Information Systems (CS&amp;IS)&lt;br&gt;Birla Institute of Technology &amp; Science (BITS), Pilani&lt;br&gt;K K Birla Goa Campus&lt;br&gt;NH 17B, Zuarinagar&lt;br&gt;Goa, India. 403 726&lt;br&gt;Phone: +91 0832 2580851&lt;br&gt;E Mail: csis.office@goa.bits-pilani.ac.in &lt;/p&gt;'</text:span> +</text:p>
      <text:p text:style-name="P3">'&lt;/body&gt;'</text:p>
      <text:p text:style-name="P4"/>
      <text:p text:style-name="P1"><text:span text:style-name="T1">var</text:span> <text:span text:style-name="T2">emailAddress</text:span> = <text:span text:style-name="T2">row</text:span>[<text:span text:style-name="T4">2</text:span>]; <text:span text:style-name="T5">// First column</text:span></text:p>
      <text:p text:style-name="P1"><text:span text:style-name="T1">var</text:span> <text:span text:style-name="T2">subject</text:span> = <text:span text:style-name="T2">row</text:span>[<text:span text:style-name="T4">3</text:span>];</text:p>
      <text:p text:style-name="P1"><text:span text:style-name="T1">var</text:span> <text:span text:style-name="T2">cc1</text:span> = <text:span text:style-name="T2">row</text:span>[<text:span text:style-name="T4">6</text:span>];</text:p>
      <text:p text:style-name="P1"><text:span text:style-name="T1">var</text:span> <text:span text:style-name="T2">cc2</text:span> = <text:span text:style-name="T2">row</text:span>[<text:span text:style-name="T4">7</text:span>];</text:p>
      <text:p text:style-name="P4"/>
      <text:p text:style-name="P1"><text:span text:style-name="T3">MailApp</text:span>.<text:span text:style-name="T2">sendEmail</text:span>(<text:span text:style-name="T2">emailAddress</text:span>, <text:span text:style-name="T2">subject</text:span>, <text:span text:style-name="T2">htmlmessage</text:span>, {<text:span text:style-name="T2">htmlBody</text:span>: <text:span text:style-name="T2">htmlmessage</text:span>,</text:p>
      <text:p text:style-name="P1"><text:span text:style-name="T2">cc</text:span>: <text:span text:style-name="T2">cc1</text:span> + <text:span text:style-name="T6">", "</text:span> + <text:span text:style-name="T2">cc2</text:span> ,</text:p>
      <text:p text:style-name="P1">});</text:p>
      <text:p text:style-name="P1"><text:soft-page-break/>}</text:p>
      <text:p text:style-name="P1">}</text:p>
      <text:p text:style-name="P7"><text:line-break/></text:p>
      <text:p text:style-name="P7"/>
      <text:p text:style-name="P7">/////////////////////////////////////////</text:p>
      <text:p text:style-name="P7"/>
      <text:p text:style-name="P1"><text:span text:style-name="T1">function</text:span> <text:span text:style-name="T2">sendEmails</text:span>()</text:p>
      <text:p text:style-name="P1">{</text:p>
      <text:p text:style-name="P1"><text:span text:style-name="T1">var</text:span> <text:span text:style-name="T2">sheet</text:span> = <text:span text:style-name="T3">SpreadsheetApp</text:span>.<text:span text:style-name="T2">getActiveSheet</text:span>();</text:p>
      <text:p text:style-name="P1"><text:span text:style-name="T1">var</text:span> <text:span text:style-name="T2">startRow</text:span> = <text:span text:style-name="T4">2</text:span>; <text:span text:style-name="T5">// First row of data to process</text:span></text:p>
      <text:p text:style-name="P1"><text:span text:style-name="T1">var</text:span> <text:span text:style-name="T2">numRows</text:span> = <text:span text:style-name="T4">22</text:span>; <text:span text:style-name="T5">// Number of rows to process</text:span></text:p>
      <text:p text:style-name="P4"/>
      <text:p text:style-name="P2">// Fetch the range of cells Exa:A2:B3</text:p>
      <text:p text:style-name="P1"><text:span text:style-name="T1">var</text:span> <text:span text:style-name="T2">dataRange</text:span> = <text:span text:style-name="T2">sheet</text:span>.<text:span text:style-name="T2">getRange</text:span>(<text:span text:style-name="T2">startRow</text:span>, <text:span text:style-name="T4">1</text:span>, <text:span text:style-name="T2">numRows</text:span>, <text:span text:style-name="T4">200</text:span>);</text:p>
      <text:p text:style-name="P1"><text:span text:style-name="T1">var</text:span> <text:span text:style-name="T2">data</text:span> = <text:span text:style-name="T2">dataRange</text:span>.<text:span text:style-name="T2">getValues</text:span>();</text:p>
      <text:p text:style-name="P4"/>
      <text:p text:style-name="P2">// Fetch values for each row in the Range.</text:p>
      <text:p text:style-name="P1"><text:span text:style-name="T1">for</text:span> (<text:span text:style-name="T1">var</text:span> <text:span text:style-name="T2">i</text:span> <text:span text:style-name="T1">in</text:span> <text:span text:style-name="T2">data</text:span>) {</text:p>
      <text:p text:style-name="P1"><text:span text:style-name="T1">var</text:span> <text:span text:style-name="T2">row</text:span> = <text:span text:style-name="T2">data</text:span>[<text:span text:style-name="T2">i</text:span>];</text:p>
      <text:p text:style-name="P1"><text:span text:style-name="T1">var</text:span> <text:span text:style-name="T2">greeting</text:span> = <text:span text:style-name="T6">'Dear '</text:span> + <text:span text:style-name="T2">row</text:span>[<text:span text:style-name="T4">1</text:span>] + <text:span text:style-name="T6">','</text:span>;</text:p>
      <text:p text:style-name="P4"/>
      <text:p text:style-name="P1"><text:span text:style-name="T1">var</text:span> <text:span text:style-name="T2">htmlmessage</text:span> = </text:p>
      <text:p text:style-name="P1"><text:span text:style-name="T6">'&lt;body&gt;'</text:span> + </text:p>
      <text:p text:style-name="P1"><text:span text:style-name="T6">'&lt;h4&gt;'</text:span> + <text:span text:style-name="T2">greeting</text:span> + <text:span text:style-name="T6">'&lt;/h4&gt;'</text:span> +</text:p>
      <text:p text:style-name="P1"><text:span text:style-name="T6">'&lt;p&gt; \n Your Research Practice Project Titled '</text:span> + <text:span text:style-name="T6">'"'</text:span> + <text:span text:style-name="T2">row</text:span>[<text:span text:style-name="T4">4</text:span>] + <text:span text:style-name="T6">'"'</text:span> + <text:span text:style-name="T6">' under the supervision of '</text:span> + <text:span text:style-name="T2">row</text:span>[<text:span text:style-name="T4">5</text:span>] + <text:span text:style-name="T6">' is approved.&lt;/p&gt;'</text:span> +</text:p>
      <text:p text:style-name="P1"><text:span text:style-name="T6">'&lt;p&gt; with regards,&lt;br&gt;Department of Computer Science &amp; Information Systems (CS&amp;IS)&lt;br&gt;Birla Institute of Technology &amp; Science (BITS), Pilani&lt;br&gt;K K Birla Goa Campus&lt;br&gt;NH 17B, Zuarinagar&lt;br&gt;Goa, India. 403 726&lt;br&gt;Phone: +91 0832 2580851&lt;br&gt;E Mail: csis.office@goa.bits-pilani.ac.in &lt;/p&gt;'</text:span> +</text:p>
      <text:p text:style-name="P3">'&lt;/body&gt;'</text:p>
      <text:p text:style-name="P4"/>
      <text:p text:style-name="P1"><text:span text:style-name="T1">var</text:span> <text:span text:style-name="T2">emailAddress</text:span> = <text:span text:style-name="T2">row</text:span>[<text:span text:style-name="T4">2</text:span>]; <text:span text:style-name="T5">// First column</text:span></text:p>
      <text:p text:style-name="P1"><text:span text:style-name="T1">var</text:span> <text:span text:style-name="T2">subject</text:span> = <text:span text:style-name="T2">row</text:span>[<text:span text:style-name="T4">3</text:span>];</text:p>
      <text:p text:style-name="P1"><text:span text:style-name="T1">var</text:span> <text:span text:style-name="T2">cc1</text:span> = <text:span text:style-name="T2">row</text:span>[<text:span text:style-name="T4">6</text:span>];</text:p>
      <text:p text:style-name="P1"><text:span text:style-name="T1">var</text:span> <text:span text:style-name="T2">cc2</text:span> = <text:span text:style-name="T2">row</text:span>[<text:span text:style-name="T4">7</text:span>];</text:p>
      <text:p text:style-name="P4"/>
      <text:p text:style-name="P1"><text:span text:style-name="T3">MailApp</text:span>.<text:span text:style-name="T2">sendEmail</text:span>(<text:span text:style-name="T2">emailAddress</text:span>, <text:span text:style-name="T2">subject</text:span>, <text:span text:style-name="T2">htmlmessage</text:span>, {<text:span text:style-name="T2">htmlBody</text:span>: <text:span text:style-name="T2">htmlmessage</text:span>,</text:p>
      <text:p text:style-name="P1"><text:span text:style-name="T2">cc</text:span>: <text:span text:style-name="T2">cc1</text:span> + <text:span text:style-name="T6">", "</text:span> + <text:span text:style-name="T2">cc2</text:span> ,</text:p>
      <text:p text:style-name="P1">});</text:p>
      <text:p text:style-name="P1">}</text:p>
      <text:p text:style-name="P1">}</text:p>
      <text:p text:style-name="P6"><text:line-break/><text:line-break/></text:p>
      <text:p text:style-name="P8"><text:line-break/></text:p>
      <text:p text:style-name="P8"><text:soft-page-break/></text:p>
      <text:p text:style-name="P8">////<text:span text:style-name="T7">Original script ///////</text:span></text:p>
      <text:p text:style-name="P8"/>
      <text:p text:style-name="P8">function properCase(phrase) {</text:p>
      <text:p text:style-name="P8"><text:s text:c="2"/>var regFirstLetter = /\b(\w)/g;</text:p>
      <text:p text:style-name="P8"><text:s text:c="2"/>var regOtherLetters = /\B(\w)/g;</text:p>
      <text:p text:style-name="P8"><text:s text:c="2"/>function capitalize(firstLetters) {</text:p>
      <text:p text:style-name="P8"><text:s text:c="4"/>return firstLetters.toUpperCase();</text:p>
      <text:p text:style-name="P8"><text:s text:c="2"/>}</text:p>
      <text:p text:style-name="P8"><text:s text:c="2"/>function lowercase(otherLetters) {</text:p>
      <text:p text:style-name="P8"><text:s text:c="4"/>return otherLetters.toLowerCase();</text:p>
      <text:p text:style-name="P8"><text:s text:c="2"/>}</text:p>
      <text:p text:style-name="P8"><text:s text:c="2"/>var capitalized = phrase.replace(regFirstLetter, capitalize);</text:p>
      <text:p text:style-name="P8"><text:s text:c="2"/>var proper = capitalized.replace(regOtherLetters, lowercase);</text:p>
      <text:p text:style-name="P8"/>
      <text:p text:style-name="P8"><text:s text:c="2"/>return proper;</text:p>
      <text:p text:style-name="P8">}</text:p>
      <text:p text:style-name="P8"/>
      <text:p text:style-name="P8">function sendEmails()</text:p>
      <text:p text:style-name="P8">{</text:p>
      <text:p text:style-name="P8"><text:s text:c="2"/>var sheet = SpreadsheetApp.getActiveSpreadsheet().getActiveSheet();</text:p>
      <text:p text:style-name="P8"><text:s text:c="2"/>var startRow = 2; // First row of data to process</text:p>
      <text:p text:style-name="P8"><text:s text:c="2"/>var numcolumns = 22+1; // Number of rows to process</text:p>
      <text:p text:style-name="P8"><text:s text:c="2"/></text:p>
      <text:p text:style-name="P8"><text:s text:c="2"/>const lr = sheet.getLastRow()-1;</text:p>
      <text:p text:style-name="P8"/>
      <text:p text:style-name="P8"><text:soft-page-break/><text:s text:c="2"/>// Fetch the range of cells Exa:A2:B3</text:p>
      <text:p text:style-name="P8"><text:s text:c="2"/>var dataRange = sheet.getRange(startRow, 1, (lr - startRow), numcolumns);</text:p>
      <text:p text:style-name="P8"><text:s text:c="2"/>var data = dataRange.getDisplayValues();</text:p>
      <text:p text:style-name="P8"/>
      <text:p text:style-name="P8"><text:s text:c="4"/>// Fetch values for each row in the Range.</text:p>
      <text:p text:style-name="P8"><text:s text:c="2"/>for (var i in data) {</text:p>
      <text:p text:style-name="P8"><text:s text:c="4"/>var row = data[i];</text:p>
      <text:p text:style-name="P8"><text:s text:c="4"/>var greeting = 'Dear ' + properCase(row[1].trim()) + ',';</text:p>
      <text:p text:style-name="P8"/>
      <text:p text:style-name="P8"><text:s text:c="4"/>var messagebody = '';</text:p>
      <text:p text:style-name="P8"/>
      <text:p text:style-name="P8"><text:s text:c="4"/>if(row[5] == '' &amp;&amp; row[6] == '' &amp;&amp; row[7] == '')</text:p>
      <text:p text:style-name="P8"><text:s text:c="4"/>{</text:p>
      <text:p text:style-name="P8"><text:s text:c="6"/>messagebody = row[4].trim();</text:p>
      <text:p text:style-name="P8"><text:s text:c="4"/>}</text:p>
      <text:p text:style-name="P8"><text:s text:c="4"/>else if(row[5] != '' &amp;&amp; row[6] == '' &amp;&amp; row[7] == '')</text:p>
      <text:p text:style-name="P8"><text:s text:c="4"/>{</text:p>
      <text:p text:style-name="P8"><text:s text:c="6"/>messagebody = row[4].trim() + " " + row[5].trim();</text:p>
      <text:p text:style-name="P8"><text:s text:c="4"/>}</text:p>
      <text:p text:style-name="P8"><text:s text:c="4"/>else if(row[5] == '' &amp;&amp; row[6] != '' &amp;&amp; row[7] == '')</text:p>
      <text:p text:style-name="P8"><text:s text:c="4"/>{</text:p>
      <text:p text:style-name="P8"><text:s text:c="6"/>messagebody = row[4].trim() + " " + row[6].trim();</text:p>
      <text:p text:style-name="P8"><text:s text:c="4"/>}</text:p>
      <text:p text:style-name="P8"><text:s text:c="4"/>else if(row[5] == '' &amp;&amp; row[6] == '' &amp;&amp; row[7] != '')</text:p>
      <text:p text:style-name="P8"><text:s text:c="4"/>{</text:p>
      <text:p text:style-name="P8"><text:s text:c="6"/>messagebody = row[4].trim() + " " + row[7].trim();</text:p>
      <text:p text:style-name="P8"><text:soft-page-break/><text:s text:c="4"/>}</text:p>
      <text:p text:style-name="P8"><text:s text:c="4"/>else if(row[5] != '' &amp;&amp; row[6] != '' &amp;&amp; row[7] == '')</text:p>
      <text:p text:style-name="P8"><text:s text:c="4"/>{</text:p>
      <text:p text:style-name="P8"><text:s text:c="6"/>messagebody = row[4].trim() + " " + row[5].trim() + " " + row[6].trim();</text:p>
      <text:p text:style-name="P8"><text:s text:c="4"/>}</text:p>
      <text:p text:style-name="P8"><text:s text:c="4"/>else if(row[5] == '' &amp;&amp; row[6] != '' &amp;&amp; row[7] != '')</text:p>
      <text:p text:style-name="P8"><text:s text:c="4"/>{</text:p>
      <text:p text:style-name="P8"><text:s text:c="6"/>messagebody = row[4].trim() + " " + row[6].trim() + " " + row[7].trim();</text:p>
      <text:p text:style-name="P8"><text:s text:c="4"/>}</text:p>
      <text:p text:style-name="P8"><text:s text:c="4"/>else if(row[5] != '' &amp;&amp; row[6] == '' &amp;&amp; row[7] != '')</text:p>
      <text:p text:style-name="P8"><text:s text:c="4"/>{</text:p>
      <text:p text:style-name="P8"><text:s text:c="6"/>messagebody = row[4].trim() + " " + row[5].trim() + " " + row[7].trim();</text:p>
      <text:p text:style-name="P8"><text:s text:c="4"/>}</text:p>
      <text:p text:style-name="P8"><text:s text:c="4"/>else if(row[5] != '' &amp;&amp; row[6] != '' &amp;&amp; row[7] != '')</text:p>
      <text:p text:style-name="P8"><text:s text:c="4"/>{</text:p>
      <text:p text:style-name="P8"><text:s text:c="6"/>messagebody = row[4].trim() + " " + row[5].trim() + " " + row[6].trim() + " " + row[7].trim();</text:p>
      <text:p text:style-name="P8"><text:s text:c="4"/>}</text:p>
      <text:p text:style-name="P8"/>
      <text:p text:style-name="P8">// <text:s text:c="3"/>var htmlmessage = </text:p>
      <text:p text:style-name="P8">// <text:s text:c="3"/>'&lt;body&gt;' + </text:p>
      <text:p text:style-name="P8">// <text:s text:c="3"/>'&lt;h4&gt;' + greeting + '&lt;/h4&gt;' +</text:p>
      <text:p text:style-name="P8">// <text:s text:c="3"/>'&lt;p&gt; \n' + messagebody +</text:p>
      <text:p text:style-name="P8">// <text:s/>'&lt;p&gt; with regards,&lt;br&gt;Department of Computer Science &amp; Information Systems (CS&amp;IS)&lt;br&gt;Birla Institute of <text:s/>Technology <text:s text:c="2"/>&amp; Science (BITS), Pilani&lt;br&gt;K K Birla Goa Campus&lt;br&gt;NH 17B, Zuarinagar&lt;br&gt;Goa, India. 403 726&lt;br&gt;Phone: <text:s text:c="4"/>+91 0832 2580851&lt;br&gt;E Mail: csis.office@goa.bits-pilani.ac.in &lt;/p&gt;' +</text:p>
      <text:p text:style-name="P8">// <text:s text:c="3"/>'&lt;/body&gt;'</text:p>
      <text:p text:style-name="P8"/>
      <text:p text:style-name="P8"><text:soft-page-break/><text:s text:c="4"/>var recipient = row[2].trim(); // Sender Email ID</text:p>
      <text:p text:style-name="P8"><text:s text:c="4"/>var subject = row[3].trim();</text:p>
      <text:p text:style-name="P8"><text:s text:c="4"/></text:p>
      <text:p text:style-name="P8"><text:s text:c="4"/>//cc detals</text:p>
      <text:p text:style-name="P8"><text:s text:c="4"/>var cc_details = '';</text:p>
      <text:p text:style-name="P8"><text:s text:c="4"/>var cc_arr = [];</text:p>
      <text:p text:style-name="P8"><text:s text:c="4"/>cc_arr[0] = row[8].trim();</text:p>
      <text:p text:style-name="P8"><text:s text:c="4"/>cc_arr[1] = row[9].trim();</text:p>
      <text:p text:style-name="P8"><text:s text:c="4"/>cc_arr[2] = row[10].trim();</text:p>
      <text:p text:style-name="P8"><text:s text:c="4"/>cc_arr[3] = row[11].trim();</text:p>
      <text:p text:style-name="P8"><text:s text:c="4"/>cc_arr[4] = row[12].trim();</text:p>
      <text:p text:style-name="P8"><text:s text:c="4"/>cc_arr[5] = row[13].trim();</text:p>
      <text:p text:style-name="P8"><text:s text:c="4"/>cc_arr[6] = row[14].trim();</text:p>
      <text:p text:style-name="P8"><text:s text:c="4"/>cc_arr[7] = row[15].trim();</text:p>
      <text:p text:style-name="P8"><text:s text:c="4"/>cc_arr[8] = row[16].trim();</text:p>
      <text:p text:style-name="P8"><text:s text:c="4"/>cc_arr[9] = row[17].trim(); //HOD email as cc</text:p>
      <text:p text:style-name="P8"><text:s text:c="4"/></text:p>
      <text:p text:style-name="P8"><text:s text:c="4"/>for (var i = 0; i &lt; cc_arr.length; i++) </text:p>
      <text:p text:style-name="P8"><text:s text:c="4"/>{</text:p>
      <text:p text:style-name="P8"><text:s text:c="6"/>if(cc_arr[i] != '')</text:p>
      <text:p text:style-name="P8"><text:s text:c="6"/>{</text:p>
      <text:p text:style-name="P8"><text:s text:c="8"/>if(cc_details == '')</text:p>
      <text:p text:style-name="P8"><text:s text:c="8"/>{</text:p>
      <text:p text:style-name="P8"><text:s text:c="11"/>cc_details = cc_arr[i];</text:p>
      <text:p text:style-name="P8"><text:s text:c="8"/>}</text:p>
      <text:p text:style-name="P8"><text:s text:c="8"/>else</text:p>
      <text:p text:style-name="P8"><text:soft-page-break/><text:s text:c="8"/>{</text:p>
      <text:p text:style-name="P8"><text:s text:c="11"/>cc_details = cc_details + ", " + cc_arr[i];</text:p>
      <text:p text:style-name="P8"><text:s text:c="8"/>}</text:p>
      <text:p text:style-name="P8"><text:s text:c="6"/>}</text:p>
      <text:p text:style-name="P8"><text:s text:c="4"/>}</text:p>
      <text:p text:style-name="P8"><text:s text:c="4"/></text:p>
      <text:p text:style-name="P8"><text:s text:c="4"/>const htmlTemplate = HtmlService.createTemplateFromFile("googlesheets.html");</text:p>
      <text:p text:style-name="P8"><text:s text:c="4"/>htmlTemplate.greeting = greeting;</text:p>
      <text:p text:style-name="P8"><text:s text:c="4"/>htmlTemplate.messagebody = messagebody + ".";</text:p>
      <text:p text:style-name="P8"><text:s text:c="4"/></text:p>
      <text:p text:style-name="P8"><text:s text:c="4"/>const htmlforEmail = htmlTemplate.evaluate().getContent();</text:p>
      <text:p text:style-name="P8"><text:s text:c="4"/>console.log(htmlforEmail);</text:p>
      <text:p text:style-name="P8"><text:s text:c="4"/></text:p>
      <text:p text:style-name="P8"><text:s text:c="4"/>GmailApp.sendEmail(recipient, subject, "", {htmlBody: htmlforEmail,</text:p>
      <text:p text:style-name="P8"><text:s text:c="7"/>cc: cc_details,</text:p>
      <text:p text:style-name="P8"><text:s text:c="4"/>});</text:p>
      <text:p text:style-name="P8"/>
      <text:p text:style-name="P8"><text:s text:c="4"/>// MailApp.sendEmail(emailAddress, subject, htmlmessage, {htmlBody: htmlmessage,</text:p>
      <text:p text:style-name="P8"><text:s text:c="4"/>// <text:s text:c="2"/>cc: cc1 + ", " + cc2 ,</text:p>
      <text:p text:style-name="P8"><text:s text:c="4"/>// });</text:p>
      <text:p text:style-name="P8"><text:s text:c="2"/>}</text:p>
      <text:p text:style-name="P8">}</text:p>
      <text:p text:style-name="P8"/>
      <text:p text:style-name="P8"/>
      <text:p text:style-name="P8"/>
      <text:p text:style-name="P8"/>
      <text:p text:style-name="P8"><text:soft-page-break/></text:p>
      <text:p text:style-name="P9">&lt;!DOCTYPE html&gt;</text:p>
      <text:p text:style-name="P9">&lt;html&gt;</text:p>
      <text:p text:style-name="P9"><text:s text:c="2"/>&lt;head&gt;</text:p>
      <text:p text:style-name="P9"><text:s text:c="7"/>&lt;base target="_top"&gt;</text:p>
      <text:p text:style-name="P9"><text:s text:c="2"/>&lt;/head&gt;</text:p>
      <text:p text:style-name="P9"><text:s text:c="2"/>&lt;body&gt;</text:p>
      <text:p text:style-name="P9"><text:s text:c="6"/>&lt;div&gt;</text:p>
      <text:p text:style-name="P9"><text:s text:c="10"/>&lt;p&gt;&lt;?= greeting ?&gt;&lt;/p&gt;</text:p>
      <text:p text:style-name="P9"><text:s text:c="10"/>&lt;p&gt;&lt;?= messagebody ?&gt;&lt;/p&gt;</text:p>
      <text:p text:style-name="P9"><text:s text:c="10"/>&lt;p&gt;with regards,</text:p>
      <text:p text:style-name="P9"><text:s text:c="13"/>&lt;br&gt;&lt;strong&gt;Department of Computer Science &amp; Information Systems (CS&amp;IS)&lt;/strong&gt;</text:p>
      <text:p text:style-name="P9"><text:s text:c="13"/>&lt;br&gt;&lt;strong style="color:rgb(0,0,102)"&gt;Birla Institute of Technology &amp; Science (BITS), Pilani&lt;/strong&gt;</text:p>
      <text:p text:style-name="P9"><text:s text:c="13"/>&lt;br&gt;&lt;span style="color:rgb(0,0,102)"&gt;K K Birla Goa Campus</text:p>
      <text:p text:style-name="P9"><text:s text:c="13"/>&lt;br&gt;NH 17B, Zuarinagar</text:p>
      <text:p text:style-name="P9"><text:s text:c="13"/>&lt;br&gt;Goa, India. 403 726</text:p>
      <text:p text:style-name="P9"><text:s text:c="13"/>&lt;br&gt;&lt;br&gt;Phone: +91 0832 2580851</text:p>
      <text:p text:style-name="P9"><text:s text:c="13"/>&lt;br&gt;E Mail:</text:p>
      <text:p text:style-name="P9"><text:s text:c="13"/>&lt;/span&gt;</text:p>
      <text:p text:style-name="P9"><text:s text:c="13"/>&lt;span style="#15c"&gt;csis.office@goa.bits-pilani.ac.in&lt;/span&gt;</text:p>
      <text:p text:style-name="P9"><text:s text:c="10"/>&lt;/p&gt;</text:p>
      <text:p text:style-name="P9"><text:s text:c="6"/>&lt;/div&gt;</text:p>
      <text:p text:style-name="P9"><text:s text:c="2"/>&lt;/body&gt;</text:p>
      <text:p text:style-name="P9">&lt;/html&gt;<text:line-break/><text:line-break/><text:line-break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0:41:45.484620999</meta:creation-date>
    <dc:date>2021-03-01T14:58:15.136428462</dc:date>
    <meta:editing-duration>PT3H27M3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0" meta:paragraph-count="217" meta:word-count="1052" meta:character-count="7467" meta:non-whitespace-character-count="5967"/>
  </office:meta>
</office:document-meta>
</file>